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-width="0.15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color="#666666" draw:fill="none" draw:textarea-horizontal-align="justify" draw:textarea-vertical-align="middle" draw:auto-grow-height="false" fo:min-height="0.676cm" fo:min-width="1.63cm" fo:wrap-option="no-wrap"/>
    </style:style>
    <style:style style:name="gr4" style:family="graphic" style:parent-style-name="standard">
      <style:graphic-properties svg:stroke-color="#666666" draw:fill="none" draw:textarea-horizontal-align="justify" draw:textarea-vertical-align="middle" draw:auto-grow-height="false" fo:min-height="0cm" fo:min-width="1.169cm" fo:wrap-option="no-wrap"/>
    </style:style>
    <style:style style:name="gr5" style:family="graphic" style:parent-style-name="objectwithoutfill">
      <style:graphic-properties draw:stroke="dash" draw:stroke-dash="Ultrafine_20_2_20_Dots_20_3_20_Dashes" svg:stroke-width="0.018cm" svg:stroke-color="#ff3333" draw:marker-start-width="0.227cm" draw:marker-end-width="0.127cm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dash" draw:stroke-dash="Ultrafine_20_2_20_Dots_20_3_20_Dashes" svg:stroke-color="#ff3333" draw:fill="none" draw:textarea-vertical-align="middle"/>
    </style:style>
    <style:style style:name="gr7" style:family="graphic" style:parent-style-name="standard">
      <style:graphic-properties svg:stroke-color="#666666" draw:fill="none" draw:textarea-horizontal-align="justify" draw:textarea-vertical-align="middle" draw:auto-grow-height="false" fo:min-height="0.937cm" fo:min-width="2.278cm" fo:wrap-option="no-wrap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1.979cm" style:use-optimal-column-width="false"/>
    </style:style>
    <style:style style:name="co3" style:family="table-column">
      <style:table-column-properties style:column-width="1.562cm" style:use-optimal-column-width="false"/>
    </style:style>
    <style:style style:name="co4" style:family="table-column">
      <style:table-column-properties style:column-width="1.714cm" style:use-optimal-column-width="false"/>
    </style:style>
    <style:style style:name="co5" style:family="table-column">
      <style:table-column-properties style:column-width="2.041cm" style:use-optimal-column-width="false"/>
    </style:style>
    <style:style style:name="co6" style:family="table-column">
      <style:table-column-properties style:column-width="1.612cm" style:use-optimal-column-width="false"/>
    </style:style>
    <style:style style:name="co7" style:family="table-column">
      <style:table-column-properties style:column-width="1.865cm" style:use-optimal-column-width="false"/>
    </style:style>
    <style:style style:name="co8" style:family="table-column">
      <style:table-column-properties style:column-width="0.91cm" style:use-optimal-column-width="false"/>
    </style:style>
    <style:style style:name="co9" style:family="table-column">
      <style:table-column-properties style:column-width="1.688cm" style:use-optimal-column-width="false"/>
    </style:style>
    <style:style style:name="co10" style:family="table-column">
      <style:table-column-properties style:column-width="1.991cm" style:use-optimal-column-width="false"/>
    </style:style>
    <style:style style:name="co11" style:family="table-column">
      <style:table-column-properties style:column-width="1.713cm" style:use-optimal-column-width="false"/>
    </style:style>
    <style:style style:name="co12" style:family="table-column">
      <style:table-column-properties style:column-width="1.414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1.035cm"/>
    </style:style>
    <style:style style:name="ro3" style:family="table-row">
      <style:table-row-properties style:row-height="1.003cm"/>
    </style:style>
    <style:style style:name="ro4" style:family="table-row">
      <style:table-row-properties style:row-height="1cm"/>
    </style:style>
    <style:style style:name="ce1" style:family="table-cell">
      <loext:graphic-properties style:repeat="repeat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>
      <loext:graphic-properties style:repeat="repeat"/>
      <style:paragraph-properties fo:text-align="center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>
      <loext:graphic-properties style:repeat="repeat"/>
      <style:text-properties fo:font-size="12pt" fo:letter-spacing="normal" style:font-size-asian="12pt" style:font-size-complex="12pt"/>
    </style:style>
    <style:style style:name="ce4" style:family="table-cell">
      <loext:graphic-properties style:repeat="repeat" draw:textarea-vertical-align="middle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  <style:text-properties fo:letter-spacing="normal"/>
    </style:style>
    <style:style style:name="P2" style:family="paragraph">
      <style:text-properties fo:letter-spacing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fo:letter-spacing="normal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800000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77cm" svg:height="3.251cm" svg:x="14.145cm" svg:y="4.0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 table:number-columns-spanned="3">
                <text:p text:style-name="P1"><text:span text:style-name="T1">USD</text:span></text:p>
              </table:table-cell>
              <table:covered-table-cell/>
              <table:covered-table-cell/>
              <table:table-cell table:number-columns-spanned="3">
                <text:p text:style-name="P1"><text:span text:style-name="T1">EU</text:span>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2"><text:span text:style-name="T1">ix=Item</text:span></text:p>
              </table:table-cell>
              <table:table-cell>
                <text:p text:style-name="P2"><text:span text:style-name="T1">Bronze</text:span></text:p>
              </table:table-cell>
              <table:table-cell>
                <text:p text:style-name="P2"><text:span text:style-name="T1">Gold</text:span></text:p>
              </table:table-cell>
              <table:table-cell>
                <text:p text:style-name="P2"><text:span text:style-name="T1">Silver</text:span></text:p>
              </table:table-cell>
              <table:table-cell>
                <text:p text:style-name="P2"><text:span text:style-name="T1">Bronze</text:span></text:p>
              </table:table-cell>
              <table:table-cell>
                <text:p text:style-name="P2"><text:span text:style-name="T1">Gold</text:span></text:p>
              </table:table-cell>
              <table:table-cell>
                <text:p text:style-name="P2"><text:span text:style-name="T1">Silver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Item0</text:span></text:p>
              </table:table-cell>
              <table:table-cell>
                <text:p text:style-name="P2"><text:span text:style-name="T2">2$</text:span></text:p>
              </table:table-cell>
              <table:table-cell>
                <text:p text:style-name="P2"><text:span text:style-name="T2">1$</text:span></text:p>
              </table:table-cell>
              <table:table-cell>
                <text:p text:style-name="P2"><text:span text:style-name="T2">NaN</text:span></text:p>
              </table:table-cell>
              <table:table-cell>
                <text:p text:style-name="P2"><text:span text:style-name="T2">2€</text:span></text:p>
              </table:table-cell>
              <table:table-cell>
                <text:p text:style-name="P2"><text:span text:style-name="T2">1€</text:span></text:p>
              </table:table-cell>
              <table:table-cell>
                <text:p text:style-name="P2"><text:span text:style-name="T2">NaN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Item1</text:span></text:p>
              </table:table-cell>
              <table:table-cell>
                <text:p text:style-name="P2"><text:span text:style-name="T2">NaN</text:span></text:p>
              </table:table-cell>
              <table:table-cell>
                <text:p text:style-name="P2"><text:span text:style-name="T2">3$</text:span></text:p>
              </table:table-cell>
              <table:table-cell>
                <text:p text:style-name="P2"><text:span text:style-name="T2">4$</text:span></text:p>
              </table:table-cell>
              <table:table-cell>
                <text:p text:style-name="P2"><text:span text:style-name="T2">NaN</text:span></text:p>
              </table:table-cell>
              <table:table-cell>
                <text:p text:style-name="P2"><text:span text:style-name="T2">3€</text:span></text:p>
              </table:table-cell>
              <table:table-cell>
                <text:p text:style-name="P2"><text:span text:style-name="T2">4€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715cm" svg:height="4.747cm" svg:x="3.5cm" svg:y="4.29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4">
              <table:table-cell>
                <text:p text:style-name="P2"><text:span text:style-name="T1">ix</text:span></text:p>
              </table:table-cell>
              <table:table-cell>
                <text:p text:style-name="P2"><text:span text:style-name="T1">Item</text:span></text:p>
              </table:table-cell>
              <table:table-cell>
                <text:p text:style-name="P2"><text:span text:style-name="T1">CType</text:span></text:p>
              </table:table-cell>
              <table:table-cell>
                <text:p text:style-name="P2"><text:span text:style-name="T1">USD</text:span></text:p>
              </table:table-cell>
              <table:table-cell>
                <text:p text:style-name="P2"><text:span text:style-name="T1">EU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">0</text:span></text:p>
              </table:table-cell>
              <table:table-cell>
                <text:p text:style-name="P2"><text:span text:style-name="T2">Item0</text:span></text:p>
              </table:table-cell>
              <table:table-cell>
                <text:p text:style-name="P2"><text:span text:style-name="T2">Gold</text:span></text:p>
              </table:table-cell>
              <table:table-cell>
                <text:p text:style-name="P2"><text:span text:style-name="T2">1$</text:span></text:p>
              </table:table-cell>
              <table:table-cell>
                <text:p text:style-name="P2"><text:span text:style-name="T2">1€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">1</text:span></text:p>
              </table:table-cell>
              <table:table-cell>
                <text:p text:style-name="P2"><text:span text:style-name="T2">Item0</text:span></text:p>
              </table:table-cell>
              <table:table-cell>
                <text:p text:style-name="P2"><text:span text:style-name="T2">Bronze</text:span></text:p>
              </table:table-cell>
              <table:table-cell>
                <text:p text:style-name="P2"><text:span text:style-name="T2">2$</text:span></text:p>
              </table:table-cell>
              <table:table-cell>
                <text:p text:style-name="P2"><text:span text:style-name="T2">2€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">2</text:span></text:p>
              </table:table-cell>
              <table:table-cell>
                <text:p text:style-name="P2"><text:span text:style-name="T2">Item1</text:span></text:p>
              </table:table-cell>
              <table:table-cell>
                <text:p text:style-name="P2"><text:span text:style-name="T2">Gold</text:span></text:p>
              </table:table-cell>
              <table:table-cell>
                <text:p text:style-name="P2"><text:span text:style-name="T2">3$</text:span></text:p>
              </table:table-cell>
              <table:table-cell>
                <text:p text:style-name="P2"><text:span text:style-name="T2">3€</text:span></text:p>
              </table:table-cell>
            </table:table-row>
            <table:table-row table:style-name="ro4" table:default-cell-style-name="ce3">
              <table:table-cell table:style-name="ce1">
                <text:p text:style-name="P2"><text:span text:style-name="T1">3</text:span></text:p>
              </table:table-cell>
              <table:table-cell>
                <text:p text:style-name="P2"><text:span text:style-name="T2">Item1</text:span></text:p>
              </table:table-cell>
              <table:table-cell>
                <text:p text:style-name="P2"><text:span text:style-name="T2">Silver</text:span></text:p>
              </table:table-cell>
              <table:table-cell>
                <text:p text:style-name="P2"><text:span text:style-name="T2">4$</text:span></text:p>
              </table:table-cell>
              <table:table-cell>
                <text:p text:style-name="P2"><text:span text:style-name="T2">4€</text:span>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1" draw:text-style-name="P3" draw:layer="layout" svg:width="11.031cm" svg:height="4.943cm" draw:transform="skewX (-0.0930260491312977) rotate (-0.328645498150533) translate (9.75911801492356cm 3.63953234425234cm)" svg:viewBox="0 0 11032 4944" svg:d="M0 4944c5894-1 11032-4944 11032-4944">
          <text:p/>
        </draw:path>
        <draw:path draw:style-name="gr1" draw:text-style-name="P3" draw:layer="layout" svg:width="9.007cm" svg:height="5.995cm" draw:transform="skewX (-0.185179433636598) rotate (-0.616624824729597) translate (11.3509535621307cm 1.99080594811935cm)" svg:viewBox="0 0 9008 5996" svg:d="M0 5996c3061 0 9008-5996 9008-5996">
          <text:p/>
        </draw:path>
        <draw:path draw:style-name="gr1" draw:text-style-name="P3" draw:layer="layout" svg:width="8.122cm" svg:height="3.73cm" draw:transform="skewX (-0.269827902358323) rotate (-0.428827397215008) translate (9.31293034168734cm 2.92261303507267cm)" svg:viewBox="0 0 8123 3731" svg:d="M0 3731c4640-1 8123-3731 8123-3731">
          <text:p/>
        </draw:path>
        <draw:path draw:style-name="gr1" draw:text-style-name="P3" draw:layer="layout" svg:width="9.39cm" svg:height="3.824cm" draw:transform="skewX (0.117635191584418) rotate (0.335975881008908) translate (8.69999999638851cm 5.43541440777813cm)" svg:viewBox="0 0 9391 3825" svg:d="M0 0c3362 1 9391 3825 9391 3825">
          <text:p/>
        </draw:path>
        <draw:frame draw:style-name="gr2" draw:text-style-name="P4" draw:layer="layout" svg:width="8cm" svg:height="0.9cm" svg:x="10.5cm" svg:y="11cm">
          <draw:text-box>
            <text:p><text:span text:style-name="T3">d.pivot(index=</text:span><text:span text:style-name="T4">'Item'</text:span><text:span text:style-name="T3">, columns=</text:span><text:span text:style-name="T4">'CType'</text:span><text:span text:style-name="T3">)</text:span></text:p>
          </draw:text-box>
        </draw:frame>
        <draw:custom-shape draw:style-name="gr3" draw:text-style-name="P6" draw:layer="layout" svg:width="2.3cm" svg:height="1cm" svg:x="8.5cm" svg:y="2.8cm">
          <text:p text:style-name="P5"><text:span text:style-name="T5">Cell values in </text:span></text:p>
          <text:p text:style-name="P5"><text:span text:style-name="T5">the new table</text:span></text:p>
          <draw:enhanced-geometry svg:viewBox="0 0 21600 21600" draw:text-areas="800 800 20800 20800" draw:type="round-rectangular-callout" draw:modifiers="4796.87092568449 35647.55244755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2.3cm" svg:height="1cm" svg:x="6.101cm" svg:y="2.826cm">
          <text:p text:style-name="P5"><text:span text:style-name="T5">Columns in </text:span></text:p>
          <text:p text:style-name="P5"><text:span text:style-name="T5">the new table</text:span></text:p>
          <draw:enhanced-geometry svg:viewBox="0 0 21600 21600" draw:text-areas="800 800 20800 20800" draw:type="round-rectangular-callout" draw:modifiers="4796.87092568449 35647.55244755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2.3cm" svg:height="1cm" svg:x="3.702cm" svg:y="2.852cm">
          <text:p text:style-name="P5"><text:span text:style-name="T5">Row index </text:span></text:p>
          <text:p text:style-name="P5"><text:span text:style-name="T5">the new table</text:span></text:p>
          <draw:enhanced-geometry svg:viewBox="0 0 21600 21600" draw:text-areas="800 800 20800 20800" draw:type="round-rectangular-callout" draw:modifiers="9715.77574967405 35755.44455544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801cm" svg:height="0.001cm" svg:x="8.8cm" svg:y="3.8cm">
          <text:p text:style-name="P5"><text:span text:style-name="T5"/></text:p>
          <draw:enhanced-geometry svg:viewBox="0 0 21600 21600" draw:text-areas="800 800 20800 20800" draw:type="round-rectangular-callout" draw:modifiers="19274.5837957825 68688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5" draw:text-style-name="P3" draw:layer="layout" svg:width="7.343cm" svg:height="11.858cm" draw:transform="skewX (0.0720820981073658) rotate (1.01839961853869) translate (10.2cm 5.4cm)" svg:viewBox="0 0 7344 11859" svg:d="M0 0c5286 0 7344 11859 7344 11859">
          <text:p/>
        </draw:path>
        <draw:path draw:style-name="gr6" draw:text-style-name="P3" draw:layer="layout" svg:width="8.337cm" svg:height="8.47cm" draw:transform="skewX (0.101054563690472) rotate (0.847531884768446) translate (10.4cm 6.2cm)" svg:viewBox="0 0 8338 8471" svg:d="M0 0c5737 0 8338 8471 8338 8471">
          <text:p/>
        </draw:path>
        <draw:path draw:style-name="gr6" draw:text-style-name="P3" draw:layer="layout" svg:width="12.413cm" svg:height="6.34cm" draw:transform="skewX (-0.0596902604182061) rotate (-0.462861317628897) translate (12.892237138904cm 1.65703171506466cm)" svg:viewBox="0 0 12414 6341" svg:d="M0 6341c8064-1 12414-6341 12414-6341">
          <text:p/>
        </draw:path>
        <draw:path draw:style-name="gr6" draw:text-style-name="P3" draw:layer="layout" svg:width="12.362cm" svg:height="9.573cm" draw:transform="skewX (-0.0628318530717959) rotate (-0.590793951800081) translate (15.2325213706087cm 0.313539058200246cm)" svg:viewBox="0 0 12363 9574" svg:d="M0 9574c8978-2 12363-9574 12363-9574">
          <text:p/>
        </draw:path>
        <draw:custom-shape draw:style-name="gr7" draw:text-style-name="P6" draw:layer="layout" svg:width="3cm" svg:height="1.281cm" svg:x="17.7cm" svg:y="2.5cm">
          <text:p text:style-name="P5"><text:span text:style-name="T5">Sub-DataFrame</text:span></text:p>
          <text:p text:style-name="P5"><text:span text:style-name="T5">from the USD </text:span></text:p>
          <text:p text:style-name="P5"><text:span text:style-name="T5">column</text:span></text:p>
          <draw:enhanced-geometry svg:viewBox="0 0 21600 21600" draw:text-areas="800 800 20800 20800" draw:type="round-rectangular-callout" draw:modifiers="11062.7124291903 32669.5787831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3cm" svg:height="1.281cm" svg:x="23.001cm" svg:y="2.429cm">
          <text:p text:style-name="P5"><text:span text:style-name="T5">Sub-DataFrame</text:span></text:p>
          <text:p text:style-name="P5"><text:span text:style-name="T5">from the EU </text:span></text:p>
          <text:p text:style-name="P5"><text:span text:style-name="T5">column</text:span></text:p>
          <draw:enhanced-geometry svg:viewBox="0 0 21600 21600" draw:text-areas="800 800 20800 20800" draw:type="round-rectangular-callout" draw:modifiers="11062.7124291903 32669.5787831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marker-end="Arrow" draw:marker-end-width="0.1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6-30T15:20:00.652432665</meta:creation-date>
    <dc:date>2015-06-30T22:28:04.631458725</dc:date>
    <meta:editing-duration>PT1H33M58S</meta:editing-duration>
    <meta:editing-cycles>20</meta:editing-cycles>
    <meta:generator>LibreOffice/4.4.2.2$Linux_X86_64 LibreOffice_project/40m0$Build-2</meta:generator>
    <meta:document-statistic meta:object-count="17"/>
  </office:meta>
</office:document-meta>
</file>